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Escribir interfaces de las clases que participan en la votacion</text:p>
      <text:p text:style-name="Standard"/>
      <text:p text:style-name="Standard"/>
      <text:p text:style-name="Standard">Districto y Cargo organización secuencial ordenada, registros de longitud fija</text:p>
      <text:p text:style-name="Standard"/>
      <text:p text:style-name="Standard">Votante en registros variables organizados en un arbol b+ (ver q arbol se usa para los tps de compresion y si no es b+ implementar el de compresion)</text:p>
      <text:p text:style-name="Standard"/>
      <text:p text:style-name="Standard"/>
      <text:p text:style-name="Standard">Se vota una sola lista, en la eleccion se va a tener una referencia a un solo cargo, es el primer cargo q se elige</text:p>
      <text:p text:style-name="Standard"/>
      <text:p text:style-name="Standard">Si en una eleccion hay cargo1, cargo2, cargo3, solo se muestra en la elecccion el cargo de mayor jerarquia</text:p>
      <text:p text:style-name="Standard"/>
      <text:p text:style-name="Standard">En todos los districtos donde se lleva la eleccion. Es intendente q se vota en buenos aires. O sea el cargo va a ser ´Intendente de Buenos Aires´ </text:p>
      <text:p text:style-name="Standard"/>
      <text:p text:style-name="Standard">El votante pertenece a un districto</text:p>
      <text:p text:style-name="Standard">La eleccion esta relacionada con un o mas districtos</text:p>
      <text:p text:style-name="Standard"/>
      <text:p text:style-name="Standard">Se creo una entidad conteo que va a relaciona eleccion, con lista y con districto, con</text:p>
      <text:p text:style-name="Standard"/>
      <text:p text:style-name="Standard">Un votante puede partivcipar de muchas elecciones y una eleccion tiene muchos votantes.</text:p>
      <text:p text:style-name="Standard"/>
      <text:p text:style-name="Standard">La lista pertenece a una elecccion.</text:p>
      <text:p text:style-name="Standard"/>
      <text:p text:style-name="Standard">Distrito(nombre)</text:p>
      <text:p text:style-name="Standard">Eleccion(ID, Id_cargo, (Id_Dsitricto)+, Fecha_Elecc)</text:p>
      <text:p text:style-name="Standard">Conteo(Id_Lista, Id_Distrito, Id_Eleccion, Cantidad)</text:p>
      <text:p text:style-name="Standard">Votante(Id,Id_Distrito, Nombre, …, (Id_eleccion)*)</text:p>
      <text:p text:style-name="Standard">Candidato(Id_Cotante, Id_Lista, Id_Cargo)</text:p>
      <text:p text:style-name="Standard"/>
      <text:p text:style-name="Standard">Informes por eleccion: votos por cada lista en esa eleccion</text:p>
      <text:p text:style-name="Standard">Por distrito: en ese distrito, tuve tales elecciones y hubo tal ganador por eleccion</text:p>
      <text:p text:style-name="Standard">Por Lista: candidatos de la lista y resultados por lista </text:p>
      <text:p text:style-name="Standard"/>
      <text:p text:style-name="Standard">Modulo votante automatico</text:p>
      <text:p text:style-name="Standard">Modulo Administrador para carga inicial</text:p>
      <text:p text:style-name="Standard"/>
      <text:p text:style-name="Standard"/>
      <text:p text:style-name="Standard">La entrega son 5 semanas desde el 14 de Septiembre</text:p>
      <text:p text:style-name="Standard"/>
      <text:p text:style-name="Standard">Para la proxima traer, donde necesito indices, que tipos de indices vamos a usar y q estructuras de datos vamos a us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cundo </meta:initial-creator>
    <meta:creation-date>2011-09-14T19:50:01</meta:creation-date>
    <dc:date>2011-09-14T20:27:06</dc:date>
    <dc:creator>Facundo </dc:creator>
    <meta:editing-duration>PT21M52S</meta:editing-duration>
    <meta:editing-cycles>3</meta:editing-cycles>
    <meta:generator>LibreOffice/3.3$Unix LibreOffice_project/330m19$Build-301</meta:generator>
    <meta:document-statistic meta:table-count="0" meta:image-count="0" meta:object-count="0" meta:page-count="1" meta:paragraph-count="23" meta:word-count="261" meta:character-count="1595"/>
  </office:meta>
</office:document-meta>
</file>